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4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5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8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9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2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3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1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0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0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0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1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1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2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4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5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7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9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20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2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22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23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5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30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31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3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3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4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4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4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5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5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52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5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5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7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6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6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6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68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69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7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7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2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7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7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7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8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8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8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8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89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9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9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3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4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195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9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9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9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9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00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01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02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03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04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05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